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Wrapper.parse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essageWrapper.getNonMatchingHeaderLines(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ge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addHeader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essageWrapper.loadMess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imeMessageWrapper.loadHea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imeMessageWrapper.MimeMessageWrapper( MimeMessage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Wrapper.MimeMessageWrapper( Session session , MimeMessage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essageWrapper.getLineCou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imeMessageWrapper.writeTo( OutputStream os , String [ ] ignor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Wrapper.getHeader( String name , String delim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writeTo( OutputStream headerOs , OutputStream body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Wrapper.remov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essageWrapper.getAllHeaderLin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getConten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getAll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essageWrapper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getMessage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meMessageWrapper.getMatchingHeaderLines(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getRaw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meMessageWrapper.getSourc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Wrapper.writeTo( OutputStream headerOs , OutputStream bodyOs , String [ ] ignor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imeMessageWrapper.getMatchingHeaders(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createInternetHeaders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essageWrapper.MimeMessageWrapper( MimeMessage origi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imeMessageWrapper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essageWrapper.writeTo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meMessageWrapp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essageWrapper.MimeMessageWrapp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MessageWrapper.checkModify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meMessageWrapper.setDataHandler( DataHandl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getNonMatchingHeaders(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Wrapper.is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